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add( int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subtract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.configure( Integer number ,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nent.multiply( Integer ...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